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source sans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style:text-properties fo:font-size="18pt" style:letter-kerning="tru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6" style:family="paragraph">
      <style:text-properties fo:font-size="18pt" style:letter-kerning="tru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0.8cm" svg:y="8.9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2 - Modèle de mémoire, publication et Opérations atomiques <text:s/>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draw:frame draw:style-name="gr2" draw:text-style-name="P1" draw:layer="layout" svg:width="23.2cm" svg:height="0.988cm" svg:x="1.8cm" svg:y="14.6cm">
          <draw:text-box>
            <text:p>https://github.com/MelissaDaCosta/structures_concurre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dèle de mémoire (Memory Model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5" draw:layer="layout" svg:width="24.4cm" svg:height="13.069cm" svg:x="1.6cm" svg:y="5.4cm">
          <draw:text-box>
            <text:p text:style-name="P3"><text:span text:style-name="T2">JAVA : </text:span><text:span text:style-name="T3">W</text:span><text:span text:style-name="T2">rite </text:span><text:span text:style-name="T3">O</text:span><text:span text:style-name="T2">nce </text:span><text:span text:style-name="T3">R</text:span><text:span text:style-name="T2">un </text:span><text:span text:style-name="T3">A</text:span><text:span text:style-name="T2">nywhere </text:span></text:p>
            <text:p text:style-name="P3"><text:span text:style-name="T2"/></text:p>
            <text:p text:style-name="P3"><text:span text:style-name="T2">Un même code peut s’exécuter sur plusieurs architectures/OS différents </text:span></text:p>
            <text:p text:style-name="P3"><text:span text:style-name="T2"/></text:p>
            <text:p text:style-name="P3"><text:span text:style-name="T2">Pour garantir une même exécution : </text:span><text:span text:style-name="T3">Modèle de mémoire</text:span></text:p>
            <text:p text:style-name="P3"><text:span text:style-name="T3"/></text:p>
            <text:p text:style-name="P3"><text:span text:style-name="T2">Le modèle de mémoire apporte des garanties sur l’ordre d’exécution du code.</text:span></text:p>
            <text:p text:style-name="P3"><text:span text:style-name="T2"/></text:p>
            <text:p text:style-name="P3"><text:span text:style-name="T2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otal Store Order (TSO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5" draw:layer="layout" svg:width="24.4cm" svg:height="2.8cm" svg:x="1.6cm" svg:y="5.4cm">
          <draw:text-box>
            <text:p text:style-name="P3"><text:span text:style-name="T2">Le </text:span><text:span text:style-name="T3">Total Store Order</text:span><text:span text:style-name="T2"> garantit que l’écriture en RAM se fait dans le même ordre que le code assembleur.</text:span></text:p>
          </draw:text-box>
        </draw:frame>
        <draw:frame draw:style-name="standard" draw:layer="layout" svg:width="14.098cm" svg:height="6.393cm" svg:x="6.401cm" svg:y="8.184cm">
          <table:table table:template-name="lightblue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SO</text:p>
              </table:table-cell>
              <table:table-cell>
                <text:p text:style-name="P6">Pas TSO</text:p>
                <text:p text:style-name="P6"/>
                <text:p text:style-name="P6"/>
              </table:table-cell>
            </table:table-row>
            <table:table-row table:style-name="ro2" table:default-cell-style-name="ce1">
              <table:table-cell>
                <text:p text:style-name="P6">intel</text:p>
              </table:table-cell>
              <table:table-cell>
                <text:p text:style-name="P6">ARM</text:p>
              </table:table-cell>
            </table:table-row>
            <table:table-row table:style-name="ro3" table:default-cell-style-name="ce1">
              <table:table-cell>
                <text:p text:style-name="P6">sparc</text:p>
              </table:table-cell>
              <table:table-cell>
                <text:p text:style-name="P6">Pow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24.4cm" svg:height="2.8cm" svg:x="1.4cm" svg:y="15.8cm">
          <draw:text-box>
            <text:p text:style-name="P3"><text:span text:style-name="T4">Les architectures </text:span><text:span text:style-name="T3">non</text:span><text:span text:style-name="T4"> TSO consomme plus que les architectures TS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garanties du modèle de mémoir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effets de volati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blème de publicatio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arHand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source sans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2H34M22S</meta:editing-duration>
    <meta:editing-cycles>151</meta:editing-cycles>
    <meta:generator>LibreOffice/6.0.7.3$Linux_X86_64 LibreOffice_project/00m0$Build-3</meta:generator>
    <dc:title>Alizarin</dc:title>
    <dc:date>2020-03-10T21:13:35.687636974</dc:date>
    <meta:document-statistic meta:object-count="70"/>
  </office:meta>
</office:document-meta>
</file>